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1"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7.013cm" fo:margin-left="0cm" fo:margin-right="-0.012cm" table:align="margins" style:shadow="none" fo:keep-with-next="always"/>
    </style:style>
    <style:style style:name="Tabla1.A" style:family="table-column">
      <style:table-column-properties style:column-width="4.249cm" style:rel-column-width="2409*"/>
    </style:style>
    <style:style style:name="Tabla1.B" style:family="table-column">
      <style:table-column-properties style:column-width="4.376cm" style:rel-column-width="2481*"/>
    </style:style>
    <style:style style:name="Tabla1.C" style:family="table-column">
      <style:table-column-properties style:column-width="2.566cm" style:rel-column-width="1455*"/>
    </style:style>
    <style:style style:name="Tabla1.D" style:family="table-column">
      <style:table-column-properties style:column-width="5.821cm" style:rel-column-width="3300*"/>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A2"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2" style:family="table-cell">
      <style:table-cell-properties fo:background-color="#cccccc" fo:padding="0.097cm" fo:border-left="0.002cm solid #000000" fo:border-right="none" fo:border-top="none" fo:border-bottom="0.002cm solid #000000">
        <style:background-image/>
      </style:table-cell-properties>
    </style:style>
    <style:style style:name="Tabla1.C2" style:family="table-cell">
      <style:table-cell-properties fo:background-color="transparent" fo:padding="0.097cm" fo:border-left="0.002cm solid #000000" fo:border-right="none" fo:border-top="none" fo:border-bottom="0.002cm solid #000000">
        <style:background-image/>
      </style:table-cell-properties>
    </style:style>
    <style:style style:name="Tabla1.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row">
      <style:table-row-properties style:min-row-height="0.665cm"/>
    </style:style>
    <style:style style:name="Tabla1.A3" style:family="table-cell">
      <style:table-cell-properties fo:background-color="#4d4d4d" fo:padding="0.097cm" fo:border-left="0.002cm solid #000000" fo:border-right="none" fo:border-top="none" fo:border-bottom="0.002cm solid #000000">
        <style:background-image/>
      </style:table-cell-properties>
    </style:style>
    <style:style style:name="Tabla1.A5" style:family="table-cell">
      <style:table-cell-properties fo:background-color="#4d4d4d" fo:padding="0.097cm" fo:border-left="0.002cm solid #000000" fo:border-right="none" fo:border-top="none" fo:border-bottom="0.035cm solid #000000">
        <style:background-image/>
      </style:table-cell-properties>
    </style:style>
    <style:style style:name="Tabla1.B5" style:family="table-cell">
      <style:table-cell-properties fo:background-color="#cccccc" fo:padding="0.097cm" fo:border-left="0.002cm solid #000000" fo:border-right="none" fo:border-top="none" fo:border-bottom="0.035cm solid #000000">
        <style:background-image/>
      </style:table-cell-properties>
    </style:style>
    <style:style style:name="Tabla1.C5" style:family="table-cell">
      <style:table-cell-properties fo:background-color="transparent" fo:padding="0.097cm" fo:border-left="0.002cm solid #000000" fo:border-right="none" fo:border-top="none" fo:border-bottom="0.035cm solid #000000">
        <style:background-image/>
      </style:table-cell-properties>
    </style:style>
    <style:style style:name="Tabla1.D5"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Tabla1.A7"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Quotations">
      <style:paragraph-properties fo:text-align="center" style:justify-single-word="false"/>
      <style:text-properties fo:font-style="italic" style:font-style-asian="italic" style:font-style-complex="italic"/>
    </style:style>
    <style:style style:name="P4" style:family="paragraph" style:parent-style-name="Bibliography_20_1">
      <style:paragraph-properties>
        <style:tab-stops/>
      </style:paragraph-properties>
    </style:style>
    <style:style style:name="P5" style:family="paragraph" style:parent-style-name="Bibliography_20_Heading">
      <style:paragraph-properties fo:break-before="page"/>
    </style:style>
    <style:style style:name="P6" style:family="paragraph" style:parent-style-name="Illustration">
      <style:paragraph-properties fo:text-align="center" style:justify-single-word="false"/>
    </style:style>
    <style:style style:name="P7" style:family="paragraph" style:parent-style-name="Text_20_body" style:list-style-name="L1"/>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2">
      <style:text-properties fo:font-weight="bold" style:font-weight-asian="bold" style:font-weight-complex="bold"/>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text-properties fo:font-weight="normal" style:font-weight-asian="normal" style:font-weight-complex="normal"/>
    </style:style>
    <style:style style:name="P12" style:family="paragraph" style:parent-style-name="Illustration">
      <style:paragraph-properties fo:text-align="center" style:justify-single-word="false"/>
    </style:style>
    <style:style style:name="P13" style:family="paragraph" style:parent-style-name="Table_20_Contents">
      <style:text-properties fo:color="#ffffff"/>
    </style:style>
    <style:style style:name="P14"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justify" style:justify-single-word="false"/>
      <style:text-properties fo:color="#000000" style:text-outline="false" style:text-line-through-styl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style:use-window-font-color="true" style:text-outline="false" style:text-line-through-style="none" style:font-name="Calibri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text-properties fo:font-weight="normal" style:font-weight-asian="normal" style:font-weight-complex="normal"/>
    </style:style>
    <style:style style:name="P20" style:family="paragraph" style:parent-style-name="Table">
      <style:paragraph-properties fo:text-align="center" style:justify-single-word="false"/>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indent="0cm"/>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Calibri2"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24"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text-properties fo:font-size="8pt" style:font-size-asian="8pt" style:font-size-complex="8pt"/>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Calibri1" fo:font-weight="normal" style:font-weight-asian="normal" style:font-weight-complex="normal"/>
    </style:style>
    <style:style style:name="T11" style:family="text">
      <style:text-properties fo:color="#ffffff"/>
    </style:style>
    <style:style style:name="T12" style:family="text">
      <style:text-properties fo:color="#000000"/>
    </style:style>
    <style:style style:name="T13" style:family="text">
      <style:text-properties style:text-outline="false"/>
    </style:style>
    <style:style style:name="T14" style:family="text">
      <style:text-properties style:text-line-through-style="none"/>
    </style:style>
    <style:style style:name="T15" style:family="text">
      <style:text-properties style:font-name="Calibri2"/>
    </style:style>
    <style:style style:name="T16" style:family="text">
      <style:text-properties fo:font-size="12pt"/>
    </style:style>
    <style:style style:name="T17" style:family="text">
      <style:text-properties fo:text-shadow="none"/>
    </style:style>
    <style:style style:name="T18" style:family="text">
      <style:text-properties style:text-underline-style="none"/>
    </style:style>
    <style:style style:name="T19" style:family="text">
      <style:text-properties style:font-size-asian="12pt"/>
    </style:style>
    <style:style style:name="T20" style:family="text">
      <style:text-properties style:font-style-asian="normal"/>
    </style:style>
    <style:style style:name="T21" style:family="text">
      <style:text-properties style:font-weight-asian="bold"/>
    </style:style>
    <style:style style:name="T22" style:family="text">
      <style:text-properties style:font-size-complex="12pt"/>
    </style:style>
    <style:style style:name="T23" style:family="text">
      <style:text-properties style:font-style-complex="normal"/>
    </style:style>
    <style:style style:name="T24" style:family="text">
      <style:text-properties style:font-weight-complex="bold"/>
    </style:style>
    <style:style style:name="T25" style:family="text">
      <style:text-properties style:text-overline-style="none" style:text-overline-color="font-color"/>
    </style:style>
    <style:style style:name="T26" style:family="text">
      <style:text-properties style:use-window-font-color="true" style:text-outline="false" style:text-line-through-style="none" style:font-name="Calibri2"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1"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dash" draw:stroke-dash="Ultrafine_20_2_20_Dots_20_3_20_Dashes"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dash" draw:stroke-dash="Ultrafine_20_Dashed" svg:stroke-width="0cm" svg:stroke-color="#8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dash" draw:stroke-dash="Ultrafine_20_Dashed" svg:stroke-width="0cm" svg:stroke-color="#8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fo:min-height="0.464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4cm" fo:min-width="0.19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6cm" fo:min-width="0.19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_1257687823"/>PONG HTML5<text:bookmark-end text:name="__RefHeading__146_1257687823"/></text:h>
      <text:h text:style-name="Heading_20_2" text:outline-level="2">Introducción</text:h>
      <text:p text:style-name="P3">“Pong<text:span text:style-name="T4"><text:bibliography-mark text:identifier="ATA00" text:bibliography-type="www" text:author="Atari" text:title="Pong" text:year="1972" text:url="http://es.wikipedia.org/wiki/Pong">[1]</text:bibliography-mark></text:span> es un juego de deportes en dos dimensiones que simula un tenis de mesa. El jugador controla en el juego una paleta moviéndola verticalmente en la parte izquierda de la pantalla, y puede competir tanto contra un oponente controlado por computadora, como con otro jugador humano que controla una segunda paleta en la parte opuesta. Los jugadores pueden usar las paletas para pegarle a la pelota hacia un lado u otro. El objetivo consiste en que uno de los jugadores consiga más puntos que el oponente al finalizar el juego. Estos puntos se obtienen cuando el jugador adversario falla al devolver la pelota.”<text:note text:id="ftn1" text:note-class="footnote"><text:note-citation>1</text:note-citation><text:note-body><text:p text:style-name="Footnote">Definición de <text:span text:style-name="T1">“Pong”</text:span><text:span text:style-name="T4"> según Wikipedia.</text:span></text:p></text:note-body></text:note></text:p>
      <text:p text:style-name="Text_20_body">La definición del juego “<text:span text:style-name="T1">Pong”</text:span> implementado en este proyecto juego es tal y como se ha descrito en el párrafo anterior, con la peculiaridad de que en <text:span text:style-name="T4">esta caso, se trata de un juego para un solo jugador, que se corresponderá con el paciente al que se le va a tratar la deficiencia visual.</text:span></text:p>
      <text:p text:style-name="Text_20_body"><text:span text:style-name="T4">Como se ha comentado en apartados anteriores este juego, además de los sucesivos, serán implementados con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4">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4">Además de la lógica general del juego se implementará la característica de un diseño adaptativo o “</text:span><text:span text:style-name="T1">Responsive Design</text:span><text:span text:style-name="T4">”</text:span><text:span text:style-name="T4"><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4"> capaz de adaptar el juego a cualquier pantalla, por lo que permite su uso tanto en pantallas de ordenadores personales como en </text:span><text:span text:style-name="T1">smartphones, tablets </text:span><text:span text:style-name="T4">o cualquier otro dispositivo compatible con HTML5.</text:span></text:p>
      <text:p text:style-name="P2">Otra característica importante del juego es su gran capacidad de configuración, dónde el especialista que tratará la deficiencia visual podrá elegir de entre un conjunto de parámetros configurables, personalizando y adaptando el juego al tratamiento a cada paciente.</text:p>
      <text:p text:style-name="P2">Por último destacar la característica fundamental de este juego y por lo cual se ha decidido escoger este juego para que forme parte de la terapia visual interactiva. Se trata de la capacidad de la pelota de cambiar de color conforme ésta se mueve entre diversas zonas preestablecidas en el tablero, así obligaremos a trabajar los dos ojos de manera independiente</text:p>
      <text:h text:style-name="Heading_20_2" text:outline-level="2"><text:bookmark text:name="__RefNumPara__335_1358432129"/><text:bookmark text:name="__RefHeading__178_1257687823"/>Elementos<text:bookmark-end text:name="__RefNumPara__335_1358432129"/><text:bookmark-end text:name="__RefHeading__178_1257687823"/></text:h>
      <text:p text:style-name="Text_20_body">Al tratarse de un juego simple, el número de elementos que intervienen en la ejecución del juego no serán demasiados, pero sí será muy importante identificar y definir perfectamente estos elementos para conseguir un rendimiento óptimo debido a que las aplicaciones web<text:note text:id="ftn4" text:note-class="footnote"><text:note-citation>4</text:note-citation><text:note-body><text:p text:style-name="Footnote">Aplicación software que se codifica en un lenguaje soportado por los navegadores web en la que se confía la ejecución al navegador.</text:p></text:note-body></text:note> junto con las animaciones al ejecutarse a través de un navegador no disponen de tantos recursos como si se tratase de aplicaciones locales de cualquier ordenador personal, además de la complejidad de adaptar dicho juego a diversos dispositivos portátiles cuya capacidad de procesamiento es mucho <text:soft-page-break/>menor.</text:p>
      <text:p text:style-name="Text_20_body">En primer lugar identificaremos tres capas o <text:span text:style-name="T1">layers</text:span> donde situaremos los diferentes elementos del juego tal y como se observa en la <text:sequence-ref text:reference-format="text" text:ref-name="refIllustration0">Ilustración 1: Capas o layers de Pong</text:sequence-ref>.</text:p>
      <text:p text:style-name="Text_20_body"><draw:frame draw:style-name="fr1" draw:name="Marco1" text:anchor-type="paragraph" svg:y="0.212cm" svg:width="8.304cm" draw:z-index="0"><draw:text-box fo:min-height="7.147cm"><text:p text:style-name="P6"><draw:g text:anchor-type="paragraph" draw:z-index="1" draw:style-name="gr1"><draw:path draw:style-name="gr2" draw:text-style-name="P21" svg:width="5.608cm" svg:height="4.994cm" draw:transform="skewX (-0.300894763043766) rotate (-0.0204203522495157) translate (-0.823592305863397cm 1.71398805065433cm)" svg:viewBox="0 0 5609 4995" svg:d="m0 2848c437-969 881-1918 1332-2848 1004 1300 2372 2042 3885 2144 87 960 216 1902 392 2819-2176 198-4180-527-5609-2115z"><text:p/></draw:path><draw:path draw:style-name="gr2" draw:text-style-name="P21" svg:width="5.607cm" svg:height="4.996cm" draw:transform="skewX (-0.300720230118566) rotate (-0.0200712863991177) translate (-0.225822071977255cm 0.862527162598171cm)" svg:viewBox="0 0 5608 4997" svg:d="m0 2847c437-968 881-1917 1332-2847 1004 1301 2372 2044 3885 2146 86 960 215 1902 391 2819-2175 197-4180-528-5608-2118z"><text:p/></draw:path><draw:path draw:style-name="gr2" draw:text-style-name="P21" svg:width="5.608cm" svg:height="4.996cm" draw:transform="skewX (-0.300371164268167) rotate (-0.0200712863991177) translate (0.369111672488643cm -0.0267177906740199cm)" svg:viewBox="0 0 5609 4997" svg:d="m0 2847c437-968 880-1917 1331-2847 1005 1301 2373 2044 3886 2146 86 960 216 1902 392 2819-2176 197-4180-528-5609-2118z"><text:p/></draw:path><draw:frame draw:style-name="gr3" draw:text-style-name="P23" svg:width="1.781cm" svg:height="0.772cm" svg:x="5.041cm" svg:y="6.225cm"><draw:text-box><text:p text:style-name="P22"><text:span text:style-name="T26">Capa 1</text:span></text:p></draw:text-box></draw:frame><draw:frame draw:style-name="gr3" draw:text-style-name="P23" svg:width="1.779cm" svg:height="0.772cm" svg:x="5.636cm" svg:y="5.336cm"><draw:text-box><text:p text:style-name="P22"><text:span text:style-name="T26">Capa 2</text:span></text:p></draw:text-box></draw:frame><draw:frame draw:style-name="gr3" draw:text-style-name="P23" svg:width="1.781cm" svg:height="0.772cm" svg:x="6.523cm" svg:y="4.447cm"><draw:text-box><text:p text:style-name="P22"><text:span text:style-name="T26">Capa 3</text:span></text:p></draw:text-box></draw:frame></draw:g>Ilustración <text:sequence text:ref-name="refIllustration0" text:name="Illustration" text:formula="ooow:Illustration+1" style:num-format="1">1</text:sequence>: Capas o layers de Pong</text:p></draw:text-box></draw:frame></text:p>
      <text:p text:style-name="Text_20_body">A continuación definiremos los elementos que contienen cada una de las capas que conforman el juego:</text:p>
      <text:list xml:id="list36378980" text:style-name="L1">
        <text:list-item>
          <text:p text:style-name="P7"><text:span text:style-name="T8">Capa 1</text:span>: Contiene las lineas que conforman y delimitan el tablero además de una linea discontinua vertical que separa simétricamente el tablero en dos, una para cada jugador, tal y como se enumera a continuación. Esta capa no almacenará animación alguna por lo que su repintado (para apreciar animación) no será necesario.</text:p>
          <text:list>
            <text:list-item>
              <text:p text:style-name="P7"><text:span text:style-name="T8">Rectángulo base</text:span><text:span text:style-name="T5">:</text:span> Delimita el tablero de juego estableciendo tanto el ancho como el alto del juego.</text:p>
            </text:list-item>
            <text:list-item>
              <text:p text:style-name="P8">Lineas de separación: <text:span text:style-name="T9">Lineas discontinuas que divide el rectángulo base delimitando dos zonas, una por jugador.</text:span></text:p>
            </text:list-item>
          </text:list>
        </text:list-item>
        <text:list-item>
          <text:p text:style-name="P8">Capa 2:<text:span text:style-name="T9">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9"> se enumeran a continuación.</text:span></text:p>
          <text:list>
            <text:list-item>
              <text:p text:style-name="P8">Jugador:<text:span text:style-name="T9"> Consiste en un rectángulo cuyo movimiento será exclusivamente vertical sobre los límites del tablero y cuya misión será devolver la pelota al campo contrario y por tanto al oponente con el fin de conseguir que el éste último no sea capaz de dar a la pelota y logar un punto en el marcador. Además, cada vez que el jugador colisione con la pelota o la devuelva al oponente conseguirá aumentar la puntuación, que es independiente al marcador de “goles”. </text:span></text:p>
              <text:p text:style-name="P10">Una de las características del jugador es que podrá ser controlado tanto por teclado como por el ratón, si el dispositivo donde se encuentra el jugador es un ordenador personal, o bien de manera táctil si el dispositivo lo permite.</text:p>
            </text:list-item>
            <text:list-item>
              <text:p text:style-name="P8">Oponente: <text:span text:style-name="T9">Al igual que el jugador su misión será devolver la pelota al campo contrario impidiendo en todo momento que la pelota traspase su portería, su movimiento, al igual que en el jugador, será solo vertical sobre el dominio del tablero y será dirigido por </text:span><text:soft-page-break/><text:span text:style-name="T9">la CPU</text:span><text:span text:style-name="T9"><text:note text:id="ftn5" text:note-class="footnote"><text:note-citation>5</text:note-citation><text:note-body><text:p text:style-name="Footnote">Unidad Central de Procesamiento(<text:span text:style-name="T1">Central Processing Unit</text:span>) o procesador, es el componente principal del ordenador y otros dispositivos programables, que interpreta las instrucciones contenidas en los programas y procesa los datos.</text:p></text:note-body></text:note></text:span><text:span text:style-name="T9">.</text:span></text:p>
            </text:list-item>
            <text:list-item>
              <text:p text:style-name="P8">Pelota: <text:span text:style-name="T9">Es el elemento fundamental del juego y su principal función consiste en ir recorriendo todo el tablero, aumentando su velocidad, de forma que el jugador y el oponente tenga que cambiar su dirección horizontal para conseguir marcar gol en la portería contraria.</text:span></text:p>
            </text:list-item>
            <text:list-item>
              <text:p text:style-name="P8">Texto de nivel y puntuación: <text:span text:style-name="T9">Existirá dos elementos de puntuación asociados al juego, además del marcador que describiremos posteriormente, que son el nivel y la puntuación del jugador. El primero estará asociado proporcionalmente a la velocidad de la pelota, es decir, que cuanto mayor sea el nivel mayor será la velocidad, este parámetro ira variando dentro de diferentes configuraciones que se detallarán en el apartado </text:span><text:span text:style-name="T9"><text:bookmark-ref text:reference-format="text" text:ref-name="__RefHeading__144_1257687823">Nivel de dificultad</text:bookmark-ref></text:span><text:span text:style-name="T9"> de la pág. </text:span><text:span text:style-name="T9"><text:bookmark-ref text:reference-format="page" text:ref-name="__RefHeading__146_1257687823">1</text:bookmark-ref></text:span><text:span text:style-name="T9">. El segundo, el texto de puntuación, determinará una puntuación que viene determinada por la cantidad de veces que el jugador devuelva la pelota al oponente, es decir, por cada vez que el jugador choque con la pelota, cuantas más veces la devuelva mayor será esta puntuación.</text:span></text:p>
            </text:list-item>
            <text:list-item>
              <text:p text:style-name="P8">Marcador de jugador: <text:span text:style-name="T9">Este elemento indicará el número de goles que el jugador ha marcado en la portería del oponente, es decir, el número de veces que el oponente no ha sido capaz de devolver la pelota al jugador.</text:span></text:p>
            </text:list-item>
            <text:list-item>
              <text:p text:style-name="P8">Marcador de oponente: <text:span text:style-name="T9">Este elemento es similar al anterior salvo que éste contarán la cantidad de goles que el oponente ha marcado al jugador.</text:span></text:p>
            </text:list-item>
          </text:list>
        </text:list-item>
        <text:list-item>
          <text:p text:style-name="P8">Capa 3: <text:span text:style-name="T9">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8">Botón de inicio: <text:span text:style-name="T9">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8">Botón de pausa: <text:span text:style-name="T9">Este botón permitirá pausar el transcurso del juego además de animar y mostrar dos nuevos botones con dos nuevas funcionalidades que se describen a continuación.</text:span></text:p>
              <text:list>
                <text:list-item>
                  <text:p text:style-name="P8">Botón de pantalla completa (<text:span text:style-name="T1">full screen)</text:span>: <text:span text:style-name="T9">Al pulsar sobre él se abrirá el juego ocupando toda la pantalla del dispositivo, aumentando la jugabilidad <text:s/>y evitando elementos que distraigan la atención del usuario.</text:span></text:p>
                </text:list-item>
                <text:list-item>
                  <text:p text:style-name="P8">Botón de reinicio <text:span text:style-name="T1">(restart)</text:span><text:span text:style-name="T4">: </text:span><text:span text:style-name="T6">Su función es muy simple, consiste en reiniciar el juego cuando el usuario lo desee.</text:span></text:p>
                </text:list-item>
              </text:list>
            </text:list-item>
          </text:list>
        </text:list-item>
      </text:list>
      <text:h text:style-name="Heading_20_2" text:outline-level="2">Animaciones</text:h>
      <text:p text:style-name="Text_20_body">Como se ha comentado en el apartado anterior sólo dos de las tres capas citadas contienen animaciones, en este apartado describiremos cómo será esa animación y qué elementos intervienen en dichas animaciones.</text:p>
      <text:p text:style-name="Text_20_body"><text:soft-page-break/>A continuación enumeraremos las capas y los elementos que la constitutyen, descritos anteriormente en el apartado <text:bookmark-ref text:reference-format="text" text:ref-name="__RefHeading__178_1257687823">Elementos</text:bookmark-ref> de la pág. <text:bookmark-ref text:reference-format="page" text:ref-name="__RefHeading__178_1257687823">1</text:bookmark-ref>, que presentan alguna animación, característica indispensable para interactuar con el juego.</text:p>
      <text:list xml:id="list36355382" text:style-name="L2">
        <text:list-item>
          <text:p text:style-name="P9">Capa 2</text:p>
          <text:list>
            <text:list-item>
              <text:p text:style-name="P9">Jugador: <text:span text:style-name="T9">La animación de la raqueta del jugador se limitará a un movimiento vertical sin salir del dominio del tablero, es decir podrá subir y bajar para golpear a la pelota. Puede verse más claro en la </text:span><text:span text:style-name="T9"><text:sequence-ref text:reference-format="text" text:ref-name="refIllustration1">Ilustración 2: Movimiento del jugador</text:sequence-ref></text:span></text:p>
              <text:p text:style-name="P11"><draw:frame draw:style-name="fr2" draw:name="Marco2" text:anchor-type="paragraph" svg:y="0.213cm" svg:width="6.697cm" draw:z-index="2"><draw:text-box fo:min-height="5.98cm"><text:p text:style-name="P6"><draw:g text:anchor-type="paragraph" draw:z-index="3" draw:style-name="gr1"><draw:path draw:style-name="gr4" draw:text-style-name="P21" svg:width="3.665cm" svg:height="5.533cm" draw:transform="skewX (-0.162664686285841) rotate (-0.162664686287027) translate (1.53811111111111cm 0cm)" svg:viewBox="0 0 3666 5534" svg:d="m0 5534c0-1845 0-3690 0-5534 1481 460 2888 610 3666 81 0 864 0 1729 0 2594-778 1393-2185 2224-3666 2859z"><text:p/></draw:path><draw:line draw:style-name="gr5" draw:text-style-name="P21" svg:x1="2.195cm" svg:y1="0.45cm" svg:x2="2.195cm" svg:y2="5.139cm"><text:p/></draw:line><draw:rect draw:style-name="gr6" draw:text-style-name="P21" svg:width="0.329cm" svg:height="2.345cm" svg:x="2.007cm" svg:y="1.623cm"><text:p/></draw:rect></draw:g>Ilustración <text:sequence text:ref-name="refIllustration1" text:name="Illustration" text:formula="ooow:Illustration+1" style:num-format="1">2</text:sequence>: Movimiento del jugador</text:p></draw:text-box></draw:frame></text:p>
            </text:list-item>
            <text:list-item>
              <text:p text:style-name="P9">Oponente: <text:span text:style-name="T9">La animación de la raqueta del oponente, al igual que la del jugador, se limitará verticalmente sin salir del dominio del tablero, situada en el extremo opuesto a la raqueta del jugador.</text:span></text:p>
              <text:p text:style-name="P9"><draw:frame draw:style-name="fr2" draw:name="Marco3" text:anchor-type="paragraph" svg:y="0.21cm" svg:width="6.842cm" draw:z-index="4"><draw:text-box fo:min-height="6.13cm"><text:p text:style-name="P6"><draw:g text:anchor-type="paragraph" draw:z-index="5" draw:style-name="gr7"><draw:path draw:style-name="gr8" draw:text-style-name="P21" svg:width="3.667cm" svg:height="5.534cm" draw:transform="skewX (0.162315620435442) rotate (0.162490153360641) translate (1.61030454422169cm 0.593365967318461cm)" svg:viewBox="0 0 3668 5535" svg:d="m3667 5535c0-1846 0-3691 1-5535-1482 461-2889 610-3668 81 0 865 0 1729 0 2594 778 1394 2185 2225 3667 2860z"><text:p/></draw:path><draw:line draw:style-name="gr9" draw:text-style-name="P21" svg:x1="4.572cm" svg:y1="0.45cm" svg:x2="4.572cm" svg:y2="5.14cm"><text:p/></draw:line><draw:rect draw:style-name="gr10" draw:text-style-name="P21" svg:width="0.329cm" svg:height="2.345cm" svg:x="4.432cm" svg:y="1.623cm"><text:p/></draw:rect></draw:g>Ilustración <text:sequence text:ref-name="refIllustration2" text:name="Illustration" text:formula="ooow:Illustration+1" style:num-format="1">3</text:sequence>: Movimiento del oponente</text:p></draw:text-box></draw:frame><text:span text:style-name="T9"/></text:p>
            </text:list-item>
            <text:list-item>
              <text:p text:style-name="P9">Pelota: <text:span text:style-name="T9">La animación de la pelota transcurrirá por todo el tablero, es decir, que la pelota se irá moviendo por todas partes hasta que colisione con las raquetas del jugador o el oponente, en cuyo caso cambiarán la componente horizontal del mismo dirigiéndose al campo contrario. En el caso de que alguna de las raquetas no pueda colisionar con la pelota y no pueda por tanto cambiar la dirección de la misma, se producirá un punto a favor del jugador contrario y un saque inicial sobre el jugador que haya fallado. Con el fin de hacer premonitorio el movimiento de la pelota, es decir, que podamos predecir donde estará la pelota en el tablero, el movimiento de ésta será el mismo tanto en el eje horizontal como en le vertical, consiguiendo que el movimiento de la pelota sea siempre de un ángulo de 45</text:span><text:span text:style-name="T10">° sobre ambos ejes.</text:span></text:p>
              <text:p text:style-name="P9"><draw:frame draw:style-name="fr2" draw:name="Marco4" text:anchor-type="paragraph" svg:y="0.212cm" svg:width="8.065cm" draw:z-index="6"><draw:text-box fo:min-height="8.752cm"><text:p text:style-name="P6"><draw:g text:anchor-type="paragraph" draw:z-index="7" draw:style-name="gr7"><draw:custom-shape draw:style-name="gr11" draw:text-style-name="P21" svg:width="2.638cm" svg:height="2.638cm" svg:x="2.687cm" svg:y="2.798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2" draw:text-style-name="P21" svg:width="1.1cm" svg:height="1.1cm" svg:x="3.456cm" svg:y="3.567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13" draw:text-style-name="P21" svg:x1="-0.111cm" svg:y1="4.117cm" svg:x2="8.122cm" svg:y2="4.117cm"><text:p/></draw:line><draw:line draw:style-name="gr14" draw:text-style-name="P21" svg:x1="4.005cm" svg:y1="0cm" svg:x2="4.005cm" svg:y2="8.233cm"><text:p/></draw:line><draw:rect draw:style-name="gr15" draw:text-style-name="P21" svg:width="5.49cm" svg:height="5.49cm" svg:x="1.261cm" svg:y="1.372cm"><text:p/></draw:rect><draw:line draw:style-name="gr16" draw:text-style-name="P21" svg:x1="1.261cm" svg:y1="6.861cm" svg:x2="6.75cm" svg:y2="1.372cm"><text:p/></draw:line><draw:line draw:style-name="gr17" draw:text-style-name="P21" svg:x1="1.261cm" svg:y1="1.372cm" svg:x2="6.75cm" svg:y2="6.861cm"><text:p/></draw:line><draw:frame draw:style-name="gr18" draw:text-style-name="P24" svg:width="1.206cm" svg:height="0.74cm" svg:x="2.635cm" svg:y="3.649cm"><draw:text-box><text:p text:style-name="P22"><text:span text:style-name="T27">45º</text:span></text:p></draw:text-box></draw:frame><draw:frame draw:style-name="gr19" draw:text-style-name="P24" svg:width="0.717cm" svg:height="0.74cm" svg:x="7.46cm" svg:y="4.119cm"><draw:text-box><text:p text:style-name="P22"><text:span text:style-name="T27">x</text:span></text:p></draw:text-box></draw:frame><draw:frame draw:style-name="gr20" draw:text-style-name="P24" svg:width="0.717cm" svg:height="0.74cm" svg:x="3.618cm" svg:y="0.425cm"><draw:text-box><text:p text:style-name="P22"><text:span text:style-name="T27">y</text:span></text:p></draw:text-box></draw:frame></draw:g>Ilustración <text:sequence text:ref-name="refIllustration3" text:name="Illustration" text:formula="ooow:Illustration+1" style:num-format="1">4</text:sequence>: Movimiento de la pelota</text:p></draw:text-box></draw:frame><text:soft-page-break/><text:span text:style-name="T9"/></text:p>
            </text:list-item>
          </text:list>
        </text:list-item>
        <text:list-item>
          <text:p text:style-name="P9">Capa 3</text:p>
          <text:list>
            <text:list-header>
              <text:p text:style-name="P9">Botón inicio: <text:span text:style-name="T9">La animación que contendrá el botón de inicio será simular el efecto de un botón al dispararse la señal de inicio y fin de un </text:span><text:span text:style-name="T2">click</text:span><text:span text:style-name="T9"> de ratón o </text:span><text:span text:style-name="T2">tap</text:span><text:span text:style-name="T2"><text:note text:id="ftn0" text:note-class="footnote"><text:note-citation>6</text:note-citation><text:note-body><text:p text:style-name="Footnote">Indica que se ha realizado un toque con un elemento en el dispositivo, levantándolo rápidamente sin prolongar el contacto.</text:p></text:note-body></text:note></text:span><text:span text:style-name="T2"> </text:span><text:span text:style-name="T6">sobre una pantalla táctil. Una vez se ha pulsado sobre él, éste desaparecerá dando lugar al inicio del juego.</text:span></text:p>
            </text:list-header>
            <text:list-item>
              <text:p text:style-name="P9">Botón de pausa: <text:span text:style-name="T9">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9"><text:sequence-ref text:reference-format="text" text:ref-name="refIllustration4">Ilustración 5: Animación botón de pausa</text:sequence-ref></text:span><text:span text:style-name="T9">, mostrando a su vez los botones descritos en el apartado </text:span><text:span text:style-name="T9"><text:bookmark-ref text:reference-format="text" text:ref-name="__RefNumPara__335_1358432129">Elementos</text:bookmark-ref></text:span><text:span text:style-name="T9">, capa 3, de la pág. </text:span><text:span text:style-name="T9"><text:bookmark-ref text:reference-format="page" text:ref-name="__RefHeading__178_1257687823">1</text:bookmark-ref></text:span><text:span text:style-name="T9">.</text:span></text:p>
              <text:p text:style-name="P9"><draw:frame draw:style-name="fr2" draw:name="Marco5" text:anchor-type="paragraph" svg:y="0.212cm" svg:width="7.004cm" draw:z-index="8"><draw:text-box fo:min-height="5.923cm"><text:p text:style-name="P6"><draw:g text:anchor-type="paragraph" draw:z-index="9" draw:style-name="gr7"><draw:path draw:style-name="gr21" draw:text-style-name="P21" svg:width="4.647cm" svg:height="5.505cm" svg:x="1.177cm" svg:y="0cm" svg:viewBox="0 0 4648 5506" svg:d="m0 5506c0-1836 0-3671 0-5506 1608 786 3257 815 4648 214 0 583 0 1166 0 1749-1391 1575-3040 2787-4648 3543z"><text:p/></draw:path><draw:g draw:style-name="gr22"><draw:path draw:style-name="gr23" draw:text-style-name="P21" svg:width="0.63cm" svg:height="0.702cm" svg:x="5.042cm" svg:y="0.528cm" svg:viewBox="0 0 631 703" svg:d="m319 29c179-69 312-11 312 149s-133 373-312 478-319 28-319-168 140-390 319-459z"><text:p/></draw:path><draw:g draw:style-name="gr22"><draw:path draw:style-name="gr24" draw:text-style-name="P21" svg:width="0.095cm" svg:height="0.435cm" svg:x="5.236cm" svg:y="0.702cm" svg:viewBox="0 0 96 436" svg:d="m0 436c0-132 0-265 0-396 32-13 64-27 96-40 0 128 0 256 0 384-32 17-64 35-96 52z"><text:p/></draw:path><draw:path draw:style-name="gr25" draw:text-style-name="P21" svg:width="0.094cm" svg:height="0.419cm" svg:x="5.388cm" svg:y="0.634cm" svg:viewBox="0 0 95 420" svg:d="m0 420c0-125 0-251 0-377 32-14 64-29 95-43 0 122 0 244 0 366-31 18-63 36-95 54z"><text:p/></draw:path></draw:g></draw:g><draw:path draw:style-name="gr26" draw:text-style-name="P21" svg:width="1.303cm" svg:height="1.515cm" draw:transform="skewX (0.33754667733564) rotate (0.0092502450355682) translate (4.30740128424915cm 1.38573604047213cm)" svg:viewBox="0 0 1304 1516" svg:d="m448 745c8-1 17-2 25-4s17-2 25-4c9-2 17-4 25-6 8-3 16-5 24-7 9-3 16-6 24-9 8-3 16-6 23-10 7-4 15-7 22-11 7-4 14-8 21-12 6-5 13-10 20-14 6-5 13-9 19-14 6-6 12-10 18-16 5-6 11-11 17-16 5-7 10-12 15-18 5-7 10-13 15-19 4-6 8-13 12-20 5-6 9-13 12-20 4-7 8-14 11-21 3-7 6-14 9-22 3-7 5-15 8-22 2-8 4-15 6-23 1-8 4-16 5-24s3-16 4-24c0-8 1-16 2-24 0-9 0-17 0-25 1-9 0-18 0-26-1-8-1-17-2-25-1-9-3-17-4-26s-3-17-5-26-4-17-6-26c-2-8-5-17-7-26-3-8-6-17-9-26-3-8-7-16-10-25s-8-17-11-25c-4-9-9-17-12-26 135-35 268-70 400-103 8 16 17 32 27 48 8 16 16 32 24 49 8 16 16 32 23 49 7 16 14 32 20 48 6 17 12 34 18 50 5 16 10 32 15 49 4 16 8 33 12 49 3 16 7 32 9 48 3 17 5 33 7 49 1 16 2 32 4 48 0 17 1 32 1 48-1 15-2 31-2 47-2 15-4 31-5 46-3 15-6 31-9 46-4 15-7 30-11 45-5 14-9 28-15 43-5 14-11 29-17 43-6 13-13 27-20 41-7 13-15 26-23 39-9 13-17 26-26 39-9 12-19 25-29 37-10 11-20 23-31 35-12 11-23 22-34 33-13 11-25 21-37 32-13 9-26 19-39 29-14 9-27 19-41 28-15 9-29 17-44 25-15 8-30 16-45 23-16 7-31 14-47 21-17 7-33 12-49 19-17 5-33 10-50 15-17 5-34 10-52 14-17 4-35 7-52 11-18 2-36 5-54 8 21 87 41 175 60 262-215-150-426-302-632-456 135-195 262-386 381-573 22 86 45 172 67 258z"><text:p/></draw:path><draw:g draw:style-name="gr22"><draw:custom-shape draw:style-name="gr27" draw:text-style-name="P21" svg:width="1.722cm" svg:height="1.893cm" svg:x="2.038cm" svg:y="1.54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2"><draw:rect draw:style-name="gr28" draw:text-style-name="P21" svg:width="0.26cm" svg:height="1.151cm" svg:x="2.56cm" svg:y="1.947cm"><text:p/></draw:rect><draw:rect draw:style-name="gr29" draw:text-style-name="P21" svg:width="0.264cm" svg:height="1.151cm" svg:x="2.976cm" svg:y="1.947cm"><text:p/></draw:rect></draw:g></draw:g></draw:g>Ilustración <text:sequence text:ref-name="refIllustration4" text:name="Illustration" text:formula="ooow:Illustration+1" style:num-format="1">5</text:sequence>: Animación botón de pausa</text:p></draw:text-box></draw:frame><text:span text:style-name="T9"/></text:p>
              <text:list>
                <text:list-item>
                  <text:p text:style-name="P9">Botón de pantalla completa: <text:span text:style-name="T9">Tanto este botón como el botón que se describe en el apartado posterior aparecen una vez se ha pulsado el botón de pausa. La animación <text:s/>que se realiza es que este botón aparecerá desde uno de los extremos de la </text:span><text:soft-page-break/><text:span text:style-name="T9">pantalla, tal y como se muestra en la </text:span><text:span text:style-name="T9"><text:sequence-ref text:reference-format="text" text:ref-name="refIllustration5">Ilustración 6: Animación de pantalla completa y reinicio</text:sequence-ref></text:span><text:span text:style-name="T9">.</text:span></text:p>
                </text:list-item>
                <text:list-item>
                  <text:p text:style-name="P9">Botón de reinicio: <text:span text:style-name="T9">La descripción de este botón es similar a la descrita en el punto anterior, al igual que su animación, como se muestra en la </text:span><text:span text:style-name="T9"><text:sequence-ref text:reference-format="text" text:ref-name="refIllustration5">Ilustración 6: Animación de pantalla completa y reinicio</text:sequence-ref></text:span><text:span text:style-name="T9">.</text:span></text:p>
                  <text:p text:style-name="P9"><draw:frame draw:style-name="fr2" draw:name="Marco6" text:anchor-type="paragraph" svg:y="0.213cm" svg:width="10.906cm" draw:z-index="10"><draw:text-box fo:min-height="6.417cm"><text:p text:style-name="P6"><draw:g text:anchor-type="paragraph" draw:z-index="11" draw:style-name="gr7"><draw:g draw:style-name="gr22"><draw:custom-shape draw:style-name="gr30" draw:text-style-name="P21" svg:width="1.751cm" svg:height="1.927cm" svg:x="4.555cm" svg:y="2.307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g draw:style-name="gr22"><draw:rect draw:style-name="gr31" draw:text-style-name="P21" svg:width="0.265cm" svg:height="1.165cm" svg:x="5.086cm" svg:y="2.718cm"><text:p/></draw:rect><draw:rect draw:style-name="gr32" draw:text-style-name="P21" svg:width="0.265cm" svg:height="1.165cm" svg:x="5.509cm" svg:y="2.718cm"><text:p/></draw:rect></draw:g></draw:g><draw:rect draw:style-name="gr33" draw:text-style-name="P21" svg:width="10.902cm" svg:height="6.413cm" svg:x="0.002cm" svg:y="0cm"><text:p/></draw:rect><draw:rect draw:style-name="gr34" draw:text-style-name="P26" svg:width="2.759cm" svg:height="0.964cm" svg:x="0.258cm" svg:y="0.961cm" draw:corner-radius="0.499cm"><text:p text:style-name="P25"><text:span text:style-name="T28">[Pantalla Completa]</text:span></text:p></draw:rect><draw:custom-shape draw:style-name="gr35" draw:text-style-name="P21" svg:width="1.923cm" svg:height="0.962cm" svg:x="5.966cm" svg:y="4.681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6" draw:text-style-name="P21" svg:width="1.923cm" svg:height="0.964cm" svg:x="3.209cm" svg:y="0.96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7" draw:text-style-name="P26" svg:width="2.756cm" svg:height="0.962cm" svg:x="8.019cm" svg:y="4.681cm" draw:corner-radius="0.499cm"><text:p text:style-name="P25"><text:span text:style-name="T28">[Reiniciar]</text:span></text:p></draw:rect></draw:g>Ilustración <text:sequence text:ref-name="refIllustration5" text:name="Illustration" text:formula="ooow:Illustration+1" style:num-format="1">6</text:sequence>: Animación de pantalla completa y reinicio</text:p></draw:text-box></draw:frame><text:span text:style-name="T9"/></text:p>
                </text:list-item>
              </text:list>
            </text:list-item>
          </text:list>
        </text:list-item>
      </text:list>
      <text:h text:style-name="Heading_20_2" text:outline-level="2">Parámetros configurables</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9"> que trata dicha deficiencia, recomendando una configuración que el paciente podrá seguir o no, según su decisión.</text:span></text:p>
      <text:p text:style-name="Text_20_body"><text:span text:style-name="T9">A continuación, en la </text:span><text:span text:style-name="T9"><text:sequence-ref text:reference-format="text" text:ref-name="refTable0">Tabla 1: Hoja de configuración de Pong</text:sequence-ref></text:span><text:span text:style-name="T9">, se presenta una lista de todos los parámetros configurables que conforman la hoja de configuración para este juego.</text:span></text:p>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table-cell table:style-name="Tabla1.A2" table:number-rows-spanned="4" office:value-type="string">
            <text:p text:style-name="P18"><text:span text:style-name="T11">Configuración</text:span></text:p>
            <text:p text:style-name="P18"><text:span text:style-name="T11">de</text:span></text:p>
            <text:p text:style-name="P18"><text:span text:style-name="T11">tablero</text:span></text:p>
          </table:table-cell>
          <table:table-cell table:style-name="Tabla1.B2" office:value-type="string">
            <text:p text:style-name="P19">Color de fondo</text:p>
          </table:table-cell>
          <table:table-cell table:style-name="Tabla1.C2" office:value-type="string">
            <text:p text:style-name="P15">Valor hexadecimal de <text:s/>RGB.</text:p>
          </table:table-cell>
          <table:table-cell table:style-name="Tabla1.D2" office:value-type="string">
            <text:p text:style-name="P16">Color de relleno del fondo juego, característica del elemento rectángulo base de la capa 1.</text:p>
          </table:table-cell>
        </table:table-row>
        <table:table-row table:style-name="Tabla1.3">
          <table:covered-table-cell/>
          <table:table-cell table:style-name="Tabla1.B2" office:value-type="string">
            <text:p text:style-name="P19">Color de líneas </text:p>
          </table:table-cell>
          <table:table-cell table:style-name="Tabla1.C2" office:value-type="string">
            <text:p text:style-name="P15">Valor hexadecimal de <text:s/>RGB.</text:p>
          </table:table-cell>
          <table:table-cell table:style-name="Tabla1.D2" office:value-type="string">
            <text:p text:style-name="P16">Color de relleno de las líneas que delimitan el juego, característica de los elementos rectángulo base y líneas de separación de la capa 1.</text:p>
          </table:table-cell>
        </table:table-row>
        <table:table-row>
          <table:covered-table-cell/>
          <table:table-cell table:style-name="Tabla1.B2" office:value-type="string">
            <text:p text:style-name="P19">Color de raquetas</text:p>
          </table:table-cell>
          <table:table-cell table:style-name="Tabla1.C2" office:value-type="string">
            <text:p text:style-name="P15">Valor hexadecimal de <text:s/>RGB.</text:p>
          </table:table-cell>
          <table:table-cell table:style-name="Tabla1.D2" office:value-type="string">
            <text:p text:style-name="P16">Color de relleno de la raqueta del jugador y del oponente, característica de los elementos jugador y oponente de la capa 2.</text:p>
          </table:table-cell>
        </table:table-row>
        <table:table-row>
          <table:covered-table-cell/>
          <table:table-cell table:style-name="Tabla1.B5" office:value-type="string">
            <text:p text:style-name="P19">Color de texto</text:p>
          </table:table-cell>
          <table:table-cell table:style-name="Tabla1.C5" office:value-type="string">
            <text:p text:style-name="P15">Valor hexadecimal de <text:s/>RGB.</text:p>
          </table:table-cell>
          <table:table-cell table:style-name="Tabla1.D5" office:value-type="string">
            <text:p text:style-name="P16">Color de relleno de los textos que aparecen en el juego, característica de los elementos <text:s/>de texto de nivel y puntuación junto con los marcadores de jugador y oponente de la capa 2.</text:p>
          </table:table-cell>
        </table:table-row>
        <table:table-row>
          <table:table-cell table:style-name="Tabla1.A2" table:number-rows-spanned="4" office:value-type="string">
            <text:p text:style-name="P18"><text:span text:style-name="T11">Configuración</text:span></text:p>
            <text:p text:style-name="P18"><text:span text:style-name="T11">de</text:span></text:p>
            <text:p text:style-name="P18"><text:span text:style-name="T11">raquetas</text:span></text:p>
          </table:table-cell>
          <table:table-cell table:style-name="Tabla1.B2" office:value-type="string">
            <text:p text:style-name="P17">Velocidad de la raqueta izquierda</text:p>
          </table:table-cell>
          <table:table-cell table:style-name="Tabla1.C2" office:value-type="string">
            <text:p text:style-name="P15">Valor entero.</text:p>
          </table:table-cell>
          <table:table-cell table:style-name="Tabla1.D2" office:value-type="string">
            <text:p text:style-name="P16">Número que determina la velocidad a la que se mueve la raqueta del jugador.</text:p>
          </table:table-cell>
        </table:table-row>
        <table:table-row>
          <table:covered-table-cell/>
          <table:table-cell table:style-name="Tabla1.B2" office:value-type="string">
            <text:p text:style-name="P17">Velocidad de la raqueta derecha</text:p>
          </table:table-cell>
          <table:table-cell table:style-name="Tabla1.C2" office:value-type="string">
            <text:p text:style-name="P15">Valor entero.</text:p>
          </table:table-cell>
          <table:table-cell table:style-name="Tabla1.D2" office:value-type="string">
            <text:p text:style-name="P16">Número que determina la velocidad a la que se mueve la raqueta del oponente.</text:p>
          </table:table-cell>
        </table:table-row>
        <table:table-row>
          <table:covered-table-cell/>
          <table:table-cell table:style-name="Tabla1.B2" office:value-type="string">
            <text:p text:style-name="P17">Anchura de las raquetas</text:p>
          </table:table-cell>
          <table:table-cell table:style-name="Tabla1.C2" office:value-type="string">
            <text:p text:style-name="P15">Valor entero.</text:p>
          </table:table-cell>
          <table:table-cell table:style-name="Tabla1.D2" office:value-type="string">
            <text:p text:style-name="P16">Número que determina la anchura de las raquetas.</text:p>
          </table:table-cell>
        </table:table-row>
        <table:table-row>
          <table:covered-table-cell/>
          <table:table-cell table:style-name="Tabla1.B5" office:value-type="string">
            <text:p text:style-name="P17">Altura de las raquetas</text:p>
          </table:table-cell>
          <table:table-cell table:style-name="Tabla1.C5" office:value-type="string">
            <text:p text:style-name="P15">Valor entero.</text:p>
          </table:table-cell>
          <table:table-cell table:style-name="Tabla1.D5" office:value-type="string">
            <text:p text:style-name="P16">Número que determina la altura de las raquetas.</text:p>
          </table:table-cell>
        </table:table-row>
        <table:table-row>
          <table:table-cell table:style-name="Tabla1.A7" table:number-rows-spanned="4" office:value-type="string">
            <text:p text:style-name="P18"><text:span text:style-name="T11">Configuración</text:span></text:p>
            <text:p text:style-name="P18"><text:span text:style-name="T11">de</text:span></text:p>
            <text:p text:style-name="P18"><text:span text:style-name="T11">pelota</text:span></text:p>
          </table:table-cell>
          <table:table-cell table:style-name="Tabla1.B2" office:value-type="string">
            <text:p text:style-name="P17">Primer color</text:p>
          </table:table-cell>
          <table:table-cell table:style-name="Tabla1.C2" office:value-type="string">
            <text:p text:style-name="P15">Valor hexadecimal de <text:s/>RGB.</text:p>
          </table:table-cell>
          <table:table-cell table:style-name="Tabla1.D2" office:value-type="string">
            <text:p text:style-name="P16">Primer color de relleno de la pelota para calibración de las gafas.</text:p>
          </table:table-cell>
        </table:table-row>
        <table:table-row>
          <table:covered-table-cell/>
          <table:table-cell table:style-name="Tabla1.B2" office:value-type="string">
            <text:p text:style-name="P15">Segundo color</text:p>
          </table:table-cell>
          <table:table-cell table:style-name="Tabla1.C2" office:value-type="string">
            <text:p text:style-name="P15">Valor hexadecimal de <text:s/>RGB.</text:p>
          </table:table-cell>
          <table:table-cell table:style-name="Tabla1.D2" office:value-type="string">
            <text:p text:style-name="P16">Segundo color de relleno de la pelota para calibración de las gafas.</text:p>
          </table:table-cell>
        </table:table-row>
        <table:table-row>
          <table:covered-table-cell/>
          <table:table-cell table:style-name="Tabla1.B2" office:value-type="string">
            <text:p text:style-name="P15">Numero de franjas</text:p>
          </table:table-cell>
          <table:table-cell table:style-name="Tabla1.C2" office:value-type="string">
            <text:p text:style-name="P15">Valor entero.</text:p>
          </table:table-cell>
          <table:table-cell table:style-name="Tabla1.D2" office:value-type="string">
            <text:p text:style-name="P16">Número de zonas de división del tablero, donde produce un cambio de color de la pelota.</text:p>
          </table:table-cell>
        </table:table-row>
        <table:table-row>
          <table:covered-table-cell/>
          <table:table-cell table:style-name="Tabla1.B2" office:value-type="string">
            <text:p text:style-name="P15">Velocidad de la pelota</text:p>
          </table:table-cell>
          <table:table-cell table:style-name="Tabla1.C2" office:value-type="string">
            <text:p text:style-name="P15">Valor entero.</text:p>
          </table:table-cell>
          <table:table-cell table:style-name="Tabla1.D2" office:value-type="string">
            <text:p text:style-name="P16">Número que determina la velocidad a la que se mueve la pelota.</text:p>
          </table:table-cell>
        </table:table-row>
      </table:table>
      <text:p text:style-name="P20">Tabla <text:sequence text:ref-name="refTable0" text:name="Table" text:formula="ooow:Table+1" style:num-format="1">1</text:sequence>: Hoja de configuración de Pong</text:p>
      <text:p text:style-name="Text_20_body"><text:span text:style-name="T9"/></text:p>
      <text:h text:style-name="Heading_20_2" text:outline-level="2"><text:soft-page-break/>Puntuación</text:h>
      <text:h text:style-name="Heading_20_2" text:outline-level="2"><text:bookmark text:name="__RefHeading__144_1257687823"/>Nivel de dificultad<text:bookmark-end text:name="__RefHeading__144_1257687823"/></text:h>
      <text:h text:style-name="Heading_20_2" text:outline-level="2">Diagramas??</text:h>
      <text:h text:style-name="Heading_20_2" text:outline-level="2">Diagramas de clases??</text:h>
      <text:h text:style-name="Heading_20_2" text:outline-level="2">Base de datos</text:h>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ía1_Head">
            <text:p text:style-name="P5">Bibliografía</text:p>
          </text:index-title>
          <text:p text:style-name="P4">[1] Atari, Pong, 1972, http://es.wikipedia.org/wiki/Pong</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1"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Navarro Pérez</meta:initial-creator>
    <meta:creation-date>2014-01-15T17:13:14.99</meta:creation-date>
    <dc:date>2014-01-22T19:16:39.26</dc:date>
    <dc:creator>Manuel Navarro Pérez</dc:creator>
    <meta:editing-duration>PT5H25M41S</meta:editing-duration>
    <meta:editing-cycles>12</meta:editing-cycles>
    <meta:generator>OpenOffice.org/3.3$Win32 OpenOffice.org_project/330m20$Build-9567</meta:generator>
    <meta:document-statistic meta:table-count="1" meta:image-count="0" meta:object-count="0" meta:page-count="9" meta:paragraph-count="112" meta:word-count="2354" meta:character-count="14086"/>
  </office:meta>
</office:document-meta>
</file>